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2" style:family="paragraph" style:parent-style-name="Table_20_Contents">
      <style:text-properties style:font-name="Times New Roman" fo:font-size="12pt" officeooo:rsid="00065c63" officeooo:paragraph-rsid="00065c63" style:font-size-asian="12pt" style:font-size-complex="12pt"/>
    </style:style>
    <style:style style:name="P3" style:family="paragraph" style:parent-style-name="Table_20_Contents">
      <style:text-properties style:font-name="Times New Roman" fo:font-size="12pt" officeooo:rsid="000bb28c" officeooo:paragraph-rsid="000bb28c" style:font-size-asian="12pt" style:font-size-complex="12pt"/>
    </style:style>
    <style:style style:name="P4" style:family="paragraph" style:parent-style-name="Table_20_Contents">
      <style:text-properties style:font-name="Times New Roman" fo:font-size="12pt" officeooo:rsid="0009f648" officeooo:paragraph-rsid="000ddc60" style:font-size-asian="12pt" style:font-size-complex="12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5689b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2609d" officeooo:paragraph-rsid="0002609d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9f648" officeooo:paragraph-rsid="0009f648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margin-left="1.252cm" fo:margin-right="0.009cm" fo:text-indent="0cm" style:auto-text-indent="false"/>
      <style:text-properties style:font-name="Times New Roman" fo:font-size="12pt" officeooo:rsid="000bb28c" officeooo:paragraph-rsid="000bb28c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paragraph-rsid="000ddc60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rsid="0009f648" officeooo:paragraph-rsid="0009f648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65c63" officeooo:paragraph-rsid="000bb28c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bb28c" officeooo:paragraph-rsid="000bb28c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officeooo:rsid="0002a67f" officeooo:paragraph-rsid="0002609d" style:font-size-asian="12pt" style:font-size-complex="12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6e57b" officeooo:paragraph-rsid="0011f888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officeooo:rsid="0002609d" style:font-weight-asian="normal" style:font-weight-complex="normal"/>
    </style:style>
    <style:style style:name="T2" style:family="text">
      <style:text-properties fo:font-weight="normal" officeooo:rsid="0006e57b" style:font-weight-asian="normal" style:font-weight-complex="normal"/>
    </style:style>
    <style:style style:name="T3" style:family="text">
      <style:text-properties fo:font-weight="normal" officeooo:rsid="00122f06" style:font-weight-asian="normal" style:font-weight-complex="normal"/>
    </style:style>
    <style:style style:name="T4" style:family="text">
      <style:text-properties fo:font-style="italic" fo:font-weight="normal" officeooo:rsid="0006e57b" style:font-style-asian="italic" style:font-weight-asian="normal" style:font-style-complex="italic" style:font-weight-complex="normal"/>
    </style:style>
    <style:style style:name="T5" style:family="text">
      <style:text-properties fo:font-style="italic" officeooo:rsid="0009f648" style:font-style-asian="italic" style:font-style-complex="italic"/>
    </style:style>
    <style:style style:name="T6" style:family="text">
      <style:text-properties fo:font-style="italic" officeooo:rsid="000bb28c" style:font-style-asian="italic" style:font-style-complex="italic"/>
    </style:style>
    <style:style style:name="T7" style:family="text">
      <style:text-properties officeooo:rsid="0006e57b"/>
    </style:style>
    <style:style style:name="T8" style:family="text">
      <style:text-properties officeooo:rsid="00088477"/>
    </style:style>
    <style:style style:name="T9" style:family="text">
      <style:text-properties fo:font-style="normal" fo:font-weight="normal" officeooo:rsid="0006e57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22f06" style:font-style-asian="normal" style:font-weight-asian="normal" style:font-style-complex="normal" style:font-weight-complex="normal"/>
    </style:style>
    <style:style style:name="T11" style:family="text">
      <style:text-properties officeooo:rsid="00083436"/>
    </style:style>
    <style:style style:name="T12" style:family="text">
      <style:text-properties officeooo:rsid="0009f648"/>
    </style:style>
    <style:style style:name="T13" style:family="text">
      <style:text-properties officeooo:rsid="000bb28c"/>
    </style:style>
    <style:style style:name="T14" style:family="text">
      <style:text-properties officeooo:rsid="00122f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">NOME SCENARIO:</text:p>
          </table:table-cell>
          <table:table-cell table:style-name="Tabella1.B1" office:value-type="string">
            <text:p text:style-name="P15"><text:span text:style-name="T14">Visualizzazione evento gita scolastica</text:span></text:p>
          </table:table-cell>
        </table:table-row>
        <table:table-row>
          <table:table-cell table:style-name="Tabella1.A2" office:value-type="string">
            <text:p text:style-name="P5">Partecipante:</text:p>
          </table:table-cell>
          <table:table-cell table:style-name="Tabella1.B2" office:value-type="string">
            <text:p text:style-name="P6"><text:span text:style-name="T9">Marta</text:span><text:span text:style-name="T4"> </text:span><text:span text:style-name="T1">: </text:span><text:span text:style-name="T2">Genitore</text:span></text:p>
            <text:p text:style-name="P8"/>
          </table:table-cell>
        </table:table-row>
        <table:table-row>
          <table:table-cell table:style-name="Tabella1.A2" office:value-type="string">
            <text:p text:style-name="P5">Flusso degli eventi:</text:p>
          </table:table-cell>
          <table:table-cell table:style-name="Tabella1.B2" office:value-type="string">
            <text:list xml:id="list34424091" text:style-name="L1">
              <text:list-item>
                <text:p text:style-name="P10"><text:span text:style-name="T7">Marta, genitore di luca,</text:span><text:span text:style-name="T12">mentre sta navigando all' interno del sistema @silo nel suo studio a casa, viene interrotta dalle grida di gioia del figlio che è appena tornato da scuola con il padre</text:span><text:span text:style-name="T8">. </text:span><text:span text:style-name="T12">Marta va incontro al figlio per salutarlo e chiedergli delle sue attività svolte all' asilo.Luca le racconta della sua giornata e le parla di un nuovo evento :</text:span><text:span text:style-name="T5">"Visita guidata".</text:span></text:p>
              </text:list-item>
            </text:list>
            <text:p text:style-name="P4"/>
            <text:list xml:id="list34430959" text:continue-numbering="true" text:style-name="L1">
              <text:list-item>
                <text:p text:style-name="P11">Marta si dirige verso il suo laptop per controllare questo nuovo evento.</text:p>
              </text:list-item>
            </text:list>
            <text:p text:style-name="P2"/>
            <text:list xml:id="list34423856" text:continue-numbering="true" text:style-name="L1">
              <text:list-item>
                <text:p text:style-name="P11">Essendo che precedentemente marta era già collegata al sistema @silo, clicca sul menu eventi.</text:p>
              </text:list-item>
            </text:list>
            <text:p text:style-name="P2"/>
            <text:list xml:id="list34425187" text:continue-numbering="true" text:style-name="L1">
              <text:list-item>
                <text:p text:style-name="P12">Viene visualizzata la lista degli eventi in ordine cronologico e marta cerca <text:span text:style-name="T11">tra questi, </text:span>il link che fa riferimento all<text:span text:style-name="T13">' evento </text:span><text:span text:style-name="T6">"Visita guidata"</text:span></text:p>
              </text:list-item>
            </text:list>
            <text:p text:style-name="P2"/>
            <text:list xml:id="list34412057" text:continue-numbering="true" text:style-name="L1">
              <text:list-item>
                <text:p text:style-name="P12">At-silo mostra una finestra di dialogo con al suo interno tutte le informazioni riguardanti l' evento. <text:span text:style-name="T13">Oltre a questo viene visualizzato un pulsante </text:span><text:span text:style-name="T6">"Scarica modulo"</text:span><text:span text:style-name="T13"> <text:s/>per scaricare il modulo che sarà compilato dai genitori e successivamente consegnato alla scuola dal proprio figlio. <text:s/></text:span></text:p>
              </text:list-item>
            </text:list>
            <text:p text:style-name="P9"><text:s text:c="93"/></text:p>
            <text:list xml:id="list34407558" text:continue-numbering="true" text:style-name="L1">
              <text:list-item>
                <text:p text:style-name="P13">Marta legge il contenuto e decide di scaricare il modulo sul proprio laptop.</text:p>
              </text:list-item>
            </text:list>
            <text:p text:style-name="P3"/>
            <text:list xml:id="list34422601" text:continue-numbering="true" text:style-name="L1">
              <text:list-item>
                <text:p text:style-name="P12"><text:span text:style-name="T13">Marta clicca sul pulsante </text:span><text:span text:style-name="T6">"Scarica modulo"</text:span><text:span text:style-name="T13"> .</text:span></text:p>
              </text:list-item>
            </text:list>
            <text:p text:style-name="P3"/>
            <text:list xml:id="list34419159" text:continue-numbering="true" text:style-name="L1">
              <text:list-item>
                <text:p text:style-name="P13">Tramite il sistema, marta salva il documento sul proprio laptop.</text:p>
              </text:list-item>
            </text:list>
            <text:p text:style-name="P2"/>
            <text:list xml:id="list34411226" text:continue-numbering="true" text:style-name="L1">
              <text:list-item>
                <text:p text:style-name="P12">Preso atto <text:span text:style-name="T13">di tutte le </text:span><text:s/>informazioni riguardanti l' evento <text:span text:style-name="T13">e scaricato il modulo che consente al figlio di partecipare all'evento</text:span>, marta clicca sul pulsante "x" per chiudere la finestra di dialogo precedentemente aperta dal sistema.</text:p>
              </text:list-item>
            </text:list>
            <text:p text:style-name="P2"/>
            <text:p text:style-name="P2"/>
            <text:p text:style-name="P2"/>
            <text:p text:style-name="P2"/>
            <text:p text:style-name="P2"/>
            <text:p text:style-name="P1"/>
            <text:list xml:id="list34415168" text:continue-numbering="true" text:style-name="L1">
              <text:list-header>
                <text:p text:style-name="P14"/>
              </text:list-header>
            </text:list>
          </table:table-cell>
        </table:table-row>
      </table:table>
      <text:p text:style-name="P5"><text:s text:c="2"/></text:p>
      <text:p text:style-name="P5"><text:tab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6S</meta:editing-duration>
    <meta:editing-cycles>17</meta:editing-cycles>
    <meta:generator>LibreOffice/3.6$Windows_x86 LibreOffice_project/da8c1e6-fd468f4-454e206-f42a4a9-143cfd</meta:generator>
    <dc:date>2012-10-18T14:28:03.31</dc:date>
    <meta:document-statistic meta:table-count="1" meta:image-count="0" meta:object-count="0" meta:page-count="1" meta:paragraph-count="17" meta:word-count="240" meta:character-count="1594" meta:non-whitespace-character-count="1277"/>
    <meta:user-defined meta:name="Info 1"/>
    <meta:user-defined meta:name="Info 2"/>
    <meta:user-defined meta:name="Info 3"/>
    <meta:user-defined meta:name="Info 4"/>
  </office:meta>
</office:document-meta>
</file>